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Venture Microdeb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Don't just invest from Hong Kong</text:p>
            <text:p/>
            <text:p>Invest in Hong Kong</text:p>
            <text:p/>
            <text:p>15 March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hare this pres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esentation contains only public and non-confidential information and permission is granted to share this presentation with any persons.</text:p>
              </text:list-item>
              <text:list-item>
                <text:p>The current presentation can be found at</text:p>
              </text:list-item>
              <text:list-item>
                <text:p><text:span text:style-name="T1">https://github.com/joequant/bitquant/blob/master/pitchdecks/venturemicrodebt.pd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Disclaim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presentation is for informational purposes only and does not constitute an offer or solicitation for investment. <text:s/>No representations or warranties are give as to the accuracy of the information here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o are w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tquant Research Laboratories (Asia) Limited </text:p>
                <text:list>
                  <text:list-item>
                    <text:p>We research ways of improving financing</text:p>
                  </text:list-item>
                  <text:list-item>
                    <text:p>Business model – Make money from new ideas</text:p>
                  </text:list-item>
                </text:list>
              </text:list-item>
              <text:list-item>
                <text:p>Open source and transparent</text:p>
                <text:list>
                  <text:list-item>
                    <text:p>Want to create methodology that everyone can use</text:p>
                  </text:list-item>
                  <text:list-item>
                    <text:p>If you see something useful, cop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ople invest from Hong Kong</text:p>
              </text:list-item>
              <text:list-item>
                <text:p>People invest through Hong Kong</text:p>
              </text:list-item>
              <text:list-item>
                <text:p>Few people invest in Hong Kong</text:p>
              </text:list-item>
              <text:list-item>
                <text:p>WHY??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Hong Kong parad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 lack of capital</text:p>
                <text:list>
                  <text:list-item>
                    <text:p>Major financial center</text:p>
                  </text:list-item>
                  <text:list-item>
                    <text:p>Massive pools of local capital</text:p>
                  </text:list-item>
                </text:list>
              </text:list-item>
              <text:list-item>
                <text:p>Not lack of projects</text:p>
                <text:list>
                  <text:list-item>
                    <text:p>Hong Kong is a major center of fashion, financial technology, legal, mobile, UI/UX</text:p>
                  </text:list-item>
                </text:list>
              </text:list-item>
              <text:list-item>
                <text:p>Not lack of need</text:p>
                <text:list>
                  <text:list-item>
                    <text:p>As China changes, Hong Kong must also change and generate new types of emplo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ck of a financial model</text:p>
              </text:list-item>
              <text:list-item>
                <text:p>VC model is not enough</text:p>
                <text:list>
                  <text:list-item>
                    <text:p>Most firms in Hong Kong are small and non-scalable. <text:s/>A few may take over the world. <text:s/>Most will become stable solid local businesses</text:p>
                  </text:list-item>
                  <text:list-item>
                    <text:p>No easy exit at the IPO/pre-IPO stage</text:p>
                  </text:list-item>
                  <text:list-item>
                    <text:p>Hong Kong securities regulations are antiquated and hostile to startups. <text:s/>This is changing but not fast enough.</text:p>
                  </text:list-item>
                  <text:list-item>
                    <text:p>Bank employees cannot do VC investments for compliance reasons.</text:p>
                  </text:list-item>
                  <text:list-item>
                    <text:p>Creates a game show/lottery ticket winner mentality</text:p>
                  </text:list-item>
                  <text:list-item>
                    <text:p>High failure rate will not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ultural issues</text:p>
                <text:list>
                  <text:list-item>
                    <text:p>Tendency to regard equity investments as ''money for nothing'' and as reward for founders</text:p>
                  </text:list-item>
                  <text:list-item>
                    <text:p>Results in reluctance of investors to put money as equity</text:p>
                  </text:list-item>
                  <text:list-item>
                    <text:p>US – Social obligation to equity holders but not debt holders</text:p>
                  </text:list-item>
                  <text:list-item>
                    <text:p>Greater China – No social obligation to minority equity holders, but large social obligation to debt 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Bank loans / Friends and Fami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nk loans</text:p>
                <text:list>
                  <text:list-item>
                    <text:p>Banks will not lend to companies without stable sources of revenue or which have an innovative business model</text:p>
                  </text:list-item>
                </text:list>
              </text:list-item>
              <text:list-item>
                <text:p>Friends and family</text:p>
                <text:list>
                  <text:list-item>
                    <text:p>Perfect if you have a rich uncle. <text:s/>Not everyone has a rich uncl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lution – Client centered finance and Venture microdeb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ent centered finance – Focus the interaction on the SME client and not the product</text:p>
              </text:list-item>
              <text:list-item>
                <text:p>Venture microdebt – Loan based financing system based on loans</text:p>
              </text:list-item>
              <text:list-item>
                <text:p>Product create working with actual creditors and borrowers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High attrition will not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gh attrition is possible in Silicon Valley because entrepreneurs are mostly professionals with cash reserves. <text:s/>There is also an active job market. <text:s/>Your startup fails, no big deal. <text:s/>Get a job at one that succeeded.</text:p>
              </text:list-item>
              <text:list-item>
                <text:p>High attrition is unacceptable in HK. <text:s/>Most entrepreneurs are college students with no alternatives. <text:s/>Your startup fails, there are no alternative job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ays of reducing attri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nd lottery ticket / game show model</text:p>
              </text:list-item>
              <text:list-item>
                <text:p>Training and professional mentoring</text:p>
              </text:list-item>
              <text:list-item>
                <text:p>Eschew unnecessary innovation</text:p>
                <text:list>
                  <text:list-item>
                    <text:p>Create cookie-cutter business models</text:p>
                  </text:list-item>
                </text:list>
              </text:list-item>
              <text:list-item>
                <text:p>Create effective methods of corporate reorganization and salv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Venture microdeb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iendly regulation</text:p>
                <text:list>
                  <text:list-item>
                    <text:p>Not a security or structured product under Hong Kong law</text:p>
                  </text:list-item>
                  <text:list-item>
                    <text:p>Regulated under money lending laws <text:s/>and not securities regulation laws</text:p>
                  </text:list-item>
                  <text:list-item>
                    <text:p>Loans can be easily resold and no compliance restriction by financial workers</text:p>
                  </text:list-item>
                </text:list>
              </text:list-item>
              <text:list-item>
                <text:p>Easy exit</text:p>
                <text:list>
                  <text:list-item>
                    <text:p>Loan automatically exits in one year</text:p>
                  </text:list-item>
                  <text:list-item>
                    <text:p>Can be easy to resell cash flo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Venture microdeb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ical loan – USD 10000</text:p>
              </text:list-item>
              <text:list-item>
                <text:p>Principal in one year, monthly interest payments</text:p>
              </text:list-item>
              <text:list-item>
                <text:p>Base interest – 10%</text:p>
              </text:list-item>
              <text:list-item>
                <text:p>Accelerated payment – If business hits target, loan plus interest becomes due immediately</text:p>
                <text:list>
                  <text:list-item>
                    <text:p>If the business wins, the investor wins. <text:s/>Effective interest rate can hit maximum allowed by Hong Kong law (60%)</text:p>
                  </text:list-item>
                </text:list>
              </text:list-item>
              <text:list-item>
                <text:p>Smart contract technology – Payoff is described by a program enforceable under Hong Kong law</text:p>
                <text:list>
                  <text:list-item>
                    <text:p>Custom solutions for each business</text:p>
                  </text:list-item>
                  <text:list-item>
                    <text:p>Allows for bundling and automated credit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nture microdeb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igns interests of investor and SME</text:p>
                <text:list>
                  <text:list-item>
                    <text:p>Investor wants <text:span text:style-name="T2">every business</text:span> to succeed</text:p>
                    <text:list>
                      <text:list-item>
                        <text:p>Focus on creating a solid business and not winning at the lottery</text:p>
                      </text:list-item>
                      <text:list-item>
                        <text:p>Innovation for the sake of building a business, and not innovation for the sake of innovation</text:p>
                      </text:list-item>
                      <text:list-item>
                        <text:p>If the business runs into trouble, investor wants to maximize value</text:p>
                      </text:list-item>
                    </text:list>
                  </text:list-item>
                  <text:list-item>
                    <text:p>Business leaves the loan with a clean balance sheet</text:p>
                    <text:list>
                      <text:list-item>
                        <text:p>Extremely attractive to VC – 100% capital owned by founders. <text:s/>Solid revenue stream and proven business model</text:p>
                      </text:list-item>
                      <text:list-item>
                        <text:p>Extremely attractive to banks – Business exits loan with a solid revenue stream and good credi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Venture microdeb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sh flows can be combined into baskets without expensive fund structures</text:p>
              </text:list-item>
              <text:list-item>
                <text:p>Transparency – You will be able to see every loan that makes up the basket</text:p>
              </text:list-item>
              <text:list-item>
                <text:p>Open source</text:p>
                <text:list>
                  <text:list-item>
                    <text:p><text:span text:style-name="T3"><text:a xlink:href="https://github.com/joequant/bitquant" xlink:type="simple">https://github.com/joequant/bitquant</text:a></text:span><text:span text:style-name="T3"> - Open source template</text:span></text:p>
                  </text:list-item>
                  <text:list-item>
                    <text:p><text:span text:style-name="T3"><text:a xlink:href="http://joequant.github.io/bitquant/smart-contracts/contract_analyzer.html" xlink:type="simple">http://joequant.github.io/bitquant/smart-contracts/contract_analyzer.html</text:a></text:span><text:span text:style-name="T3"> <text:s/>- Contract de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Social 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nerates employment and increases social stability</text:p>
              </text:list-item>
              <text:list-item>
                <text:p>Local high tech businesses are needed for Hong Kong to attractive financing for external business</text:p>
              </text:list-item>
              <text:list-item>
                <text:p>Get rid of the lottery ticket/game show culture and replace with one that produces solid, profitable businesses</text:p>
              </text:list-item>
              <text:list-item>
                <text:p>No business left behind – Capitalism is a fun game. <text:s/>Everyone should play</text:p>
              </text:list-item>
              <text:list-item>
                <text:p>Improved social perception of the finance industry – We really do useful thing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pportunties for investo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 sourcing of loans</text:p>
              </text:list-item>
              <text:list-item>
                <text:p>Bundling loans for wholesale money</text:p>
              </text:list-item>
              <text:list-item>
                <text:p>Credit guarantees</text:p>
                <text:list>
                  <text:list-item>
                    <text:p>If I trust the businesses, and you don't know them. I can put my money on the line</text:p>
                  </text:list-item>
                </text:list>
              </text:list-item>
              <text:list-item>
                <text:p>Buying baskets of loans</text:p>
                <text:list>
                  <text:list-item>
                    <text:p>Custom designed baskets</text:p>
                    <text:list>
                      <text:list-item>
                        <text:p>Thematic – Fintech, biotech, fashion, mobile, cryptocurrencies</text:p>
                      </text:list-item>
                      <text:list-item>
                        <text:p>Area centered – HK business targeting Greater China, Middle East, Europe, South East Asia</text:p>
                      </text:list-item>
                      <text:list-item>
                        <text:p>Growth or value – SME's that want to be the next google vs. <text:s/>SME's that don't want to be the next google</text:p>
                      </text:list-item>
                      <text:list-item>
                        <text:p>Portfolio blen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Currently</text:span> beta testing methodologies</text:p>
                <text:list>
                  <text:list-item>
                    <text:p>Venture microdebt drafted and have been issued</text:p>
                  </text:list-item>
                </text:list>
              </text:list-item>
              <text:list-item>
                <text:p>Want to test loan in situation where borrower cannot repay – What happens?</text:p>
              </text:list-item>
              <text:list-item>
                <text:p>Expected rollout – Asian Financial Forum 2016</text:p>
              </text:list-item>
              <text:list-item>
                <text:p>Looking for beta testing investors to test methodolog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 reorganization and default workout process</text:p>
              </text:list-item>
              <text:list-item>
                <text:p>Need actual test case</text:p>
              </text:list-item>
              <text:list-item>
                <text:p>Bankruptcy unsuitable for SME's</text:p>
              </text:list-item>
              <text:list-item>
                <text:p>What should/could happens if company cannot repay</text:p>
                <text:list>
                  <text:list-item>
                    <text:p>Need mechanism to reorganize company and preserve capital</text:p>
                  </text:list-item>
                  <text:list-item>
                    <text:p>Contract could include shareholder agreement to have third-party take control of the board in case of insolvency.</text:p>
                  </text:list-item>
                  <text:list-item>
                    <text:p>Protects company against predatory lenders</text:p>
                  </text:list-item>
                  <text:list-item>
                    <text:p>Venture microdebt retains some val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ource Han Sans J Regular" svg:font-family="'Source Han Sans J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ource Han Sans J Regular" style:font-size-asian="24pt" style:language-asian="zh" style:country-asian="HK" style:font-name-complex="Source Han Sans J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18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20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32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J Regular" style:font-family-asian="'Source Han Sans J Regular'" style:font-family-generic-asian="system" style:font-pitch-asian="variable" style:font-size-asian="44pt" style:font-style-asian="normal" style:font-weight-asian="normal" style:font-name-complex="Source Han Sans J Regular" style:font-family-complex="'Source Han Sans J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1-24T10:08:45.087047460</meta:creation-date>
    <dc:date>2015-03-15T13:31:12.810418108</dc:date>
    <dc:creator>Wang Joseph</dc:creator>
    <meta:editing-duration>PT1H49M</meta:editing-duration>
    <meta:editing-cycles>5</meta:editing-cycles>
    <meta:generator>LibreOffice/4.4.1.2$Linux_X86_64 LibreOffice_project/40$Build-2</meta:generator>
    <meta:document-statistic meta:object-count="101"/>
  </office:meta>
</office:document-meta>
</file>